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/>
      <style:text-properties fo:font-weight="bold" officeooo:rsid="00113163" officeooo:paragraph-rsid="00113163" style:font-weight-asian="bold" style:font-weight-complex="bold"/>
    </style:style>
    <style:style style:name="P2" style:family="paragraph" style:parent-style-name="Standard" style:list-style-name="L1">
      <style:paragraph-properties fo:line-height="150%"/>
      <style:text-properties fo:font-size="14pt" fo:font-weight="bold" officeooo:rsid="00113163" officeooo:paragraph-rsid="00113163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line-height="150%"/>
      <style:text-properties officeooo:paragraph-rsid="00113163"/>
    </style:style>
    <style:style style:name="T1" style:family="text">
      <style:text-properties officeooo:rsid="00113163"/>
    </style:style>
    <style:style style:name="T2" style:family="text">
      <style:text-properties officeooo:rsid="00131016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97903317456973934" text:style-name="L1">
        <text:list-header>
          <text:p text:style-name="P2">Uni-Runner</text:p>
          <text:p text:style-name="P1"/>
        </text:list-header>
        <text:list-item>
          <text:p text:style-name="P3"><text:span text:style-name="T3">Ziele</text:span><text:line-break/><text:span text:style-name="T1">Das Ziel des Spiels Uni-Runner ist es, den Uni-Alltag zu meistern.<text:line-break/>Dies beinhaltet das Abgeben von Übungsaufgaben, das Versorgen von Professoren mit Kaffee, Sprints zur Mensa und zurück, sowie den übermäßigen Konsum von Alkohol zu allen Tag- und Nachtstunden gebündelt in einem packenden Jump-and-Run-Spiel.<text:line-break/>Man erhält Punkte für jede gemeisterte Aufgabe entsprechend des Schwierigkeitsgrades.</text:span></text:p>
        </text:list-item>
        <text:list-item>
          <text:p text:style-name="P3"><text:span text:style-name="T3">Regeln</text:span><text:line-break/><text:span text:style-name="T1">Die Spielwelt ist auf den Unicampus begrenzt und darf nicht verlassen werden.<text:line-break/>Einzelne Aufgaben sind meist mit einer Zeitbegrenzung verbunden.<text:line-break/>Um Punkte zu bekommen, müssen bestimmte Aufgaben erfolgreich absolviert werden.</text:span></text:p>
        </text:list-item>
        <text:list-item>
          <text:p text:style-name="P3"><text:span text:style-name="T3">Herausforderungen</text:span><text:line-break/><text:span text:style-name="T1">Die Herausforderung liegt in der Meisterung der Aufgaben in möglichst kurzer Zeit. Dazu sind auch verschiedene Schwierigkeitsgrade spielbar.<text:line-break/>Zusätzlich ist in einigen Leveln Geschicklichkeit gefordert. Dabei ist die Anzahl der Punkte abhängig vom Grad der Perfektion der Aufgabe.</text:span></text:p>
        </text:list-item>
        <text:list-item>
          <text:p text:style-name="P3"><text:span text:style-name="T3">Entscheidungen</text:span><text:line-break/><text:span text:style-name="T2">Es steht dem Spieler nicht frei, Aufgaben zu wählen (als wäre das im Uni-Alltag anders :D )<text:line-break/>Es handelt sich um einen linearen Spielablauf.</text:span></text:p>
        </text:list-item>
        <text:list-item>
          <text:p text:style-name="P3"><text:span text:style-name="T3">Belohnungen</text:span><text:line-break/><text:span text:style-name="T2">Belohnt wird der Spieler mit Credit Points, die er für seinen Abschluss als Bachelor of Running benötigt, was den ersten erreichbaren Rank darstellt.<text:line-break/>Weiterhin sind der Erhalt eines Masters of Running sowie eine Promotion in dem Fachbereich möglich.<text:line-break/>Der Fortschritt ist auch mit anderen Spielern vergleichbar.</text:span></text:p>
        </text:list-item>
        <text:list-item>
          <text:p text:style-name="P3"><text:span text:style-name="T3">Interaktion</text:span><text:line-break/><text:span text:style-name="T2">Der Spieler kann mit dem Spiels mittels der Tastatur interagieren. Eine Maus wird ebenfalls benötig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0:31:57.947924832</meta:creation-date>
    <dc:date>2016-12-04T12:05:09.226494006</dc:date>
    <meta:editing-duration>PT17M4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220" meta:character-count="1534" meta:non-whitespace-character-count="1327"/>
  </office:meta>
</office:document-meta>
</file>